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subtitle">
      <style:graphic-properties draw:fill-color="#ffffff" fo:min-height="6.159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draw:auto-grow-height="true" fo:min-height="1.328cm"/>
      <style:paragraph-properties style:writing-mode="lr-tb"/>
    </style:style>
    <style:style style:name="pr9" style:family="presentation" style:parent-style-name="Blue_5f_Curve1-subtitle">
      <style:graphic-properties draw:fill-color="#ffffff" draw:auto-grow-height="true" fo:min-height="6.1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Getting the Most of Your 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bout M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Principal Consultant with Strategic Data Systems specializing in .NET web applications using C# and Typescript </text:p>
              </text:list-item>
              <text:list-item>
                <text:p>Life-long hobby programmer with experience in MBASIC, QBASIC, Commodore BASIC, VB4+, VB.NET, assembly (6502/6510, 8080, Z80, x86, and ARM), C, C++, C#, Pascal, and anything else that looks fun</text:p>
              </text:list-item>
              <text:list-item>
                <text:p>Rust enthusias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2" draw:layer="layout" svg:width="26cm" svg:height="6.159cm" svg:x="1cm" svg:y="0.5cm" presentation:class="subtitle">
          <draw:text-box>
            <text:p>What’s an IDE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8" draw:text-style-name="P1" draw:layer="layout" svg:width="26cm" svg:height="1.328cm" svg:x="1cm" svg:y="0.5cm" presentation:class="title">
          <draw:text-box>
            <text:p>Integrated Development Environment</text:p>
          </draw:text-box>
        </draw:frame>
        <draw:frame presentation:style-name="pr4" draw:text-style-name="P1" draw:layer="layout" svg:width="12.687cm" svg:height="10cm" svg:x="1cm" svg:y="3cm" presentation:class="outline">
          <draw:text-box>
            <text:list text:style-name="L2">
              <text:list-item>
                <text:p>Text Editor (Code Editor)</text:p>
              </text:list-item>
              <text:list-item>
                <text:p>Compiler</text:p>
              </text:list-item>
              <text:list-item>
                <text:p>Debugger</text:p>
              </text:list-item>
              <text:list-item>
                <text:p>Build Tools</text:p>
              </text:list-item>
              <text:list-item>
                <text:p>Static Analysis</text:p>
              </text:list-item>
              <text:list-item>
                <text:p>Testing</text:p>
              </text:list-item>
              <text:list-item>
                <text:p>Profiling</text:p>
              </text:list-item>
            </text:list>
          </draw:text-box>
        </draw:frame>
        <draw:frame presentation:style-name="pr4" draw:text-style-name="P1" draw:layer="layout" svg:width="12.687cm" svg:height="10cm" svg:x="14.322cm" svg:y="3cm" presentation:class="outline">
          <draw:text-box>
            <text:list text:style-name="L2">
              <text:list-item>
                <text:p>Templates</text:p>
              </text:list-item>
              <text:list-item>
                <text:p>Wizards</text:p>
              </text:list-item>
              <text:list-item>
                <text:p>Version Control</text:p>
              </text:list-item>
              <text:list-item>
                <text:p>DevOps</text:p>
              </text:list-item>
              <text:list-item>
                <text:p>Code Formatters</text:p>
              </text:list-item>
              <text:list-item>
                <text:p>Documentation</text:p>
              </text:list-item>
              <text:list-item>
                <text:p>Source Explo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6" draw:text-style-name="P2" draw:layer="layout" svg:width="26cm" svg:height="6.159cm" svg:x="1cm" svg:y="2.096cm" presentation:class="subtitle" presentation:user-transformed="true">
          <draw:text-box>
            <text:p>Demo 1</text:p>
            <text:p>Working without an ID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2" presentation:use-date-time-name="dtd1">
        <office:forms form:automatic-focus="false" form:apply-design-mode="false"/>
        <draw:frame presentation:style-name="pr9" draw:text-style-name="P3" draw:layer="layout" svg:width="26cm" svg:height="6.159cm" svg:x="1cm" svg:y="0.5cm" presentation:class="subtitle">
          <draw:text-box>
            <text:p>Code Edi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asic Naviga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ycle open windows: Ctrl + Tab</text:p>
              </text:list-item>
              <text:list-item>
                <text:p>Close file: Ctrl + F4</text:p>
              </text:list-item>
              <text:list-item>
                <text:p>Close toolbar: Shift + Esc</text:p>
              </text:list-item>
              <text:list-item>
                <text:p>Show dock menu: Alt + - (minus)</text:p>
              </text:list-item>
              <text:list-item>
                <text:p>Show Solution Explorer: Ctrl + Alt + L</text:p>
              </text:list-item>
              <text:list-item>
                <text:p>Focus Editor: Esc</text:p>
              </text:list-item>
              <text:list-item>
                <text:p>That one thing but you forgot the shortcut: Ctrl + Q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Opening Files</text:p>
          </draw:text-box>
        </draw:frame>
        <draw:frame presentation:style-name="pr4" draw:layer="layout" svg:width="12.687cm" svg:height="10cm" svg:x="1cm" svg:y="3cm" presentation:class="outline">
          <draw:text-box>
            <text:list text:style-name="L2">
              <text:list-item>
                <text:p>Ctrl + O</text:p>
              </text:list-item>
              <text:list-item>
                <text:p>Ctrl + T</text:p>
              </text:list-item>
              <text:list-item>
                <text:p>Ctrl + Q</text:p>
              </text:list-item>
            </text:list>
          </draw:text-box>
        </draw:frame>
        <draw:frame presentation:style-name="pr4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Creating New Files</text:p>
          </draw:text-box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electing Text</text:p>
          </draw:text-box>
        </draw:frame>
        <draw:frame presentation:style-name="pr4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Find and Replace</text:p>
          </draw:text-box>
        </draw:frame>
        <draw:frame presentation:style-name="pr4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4T17:20:36.138000000</meta:creation-date>
    <meta:editing-duration>PT2H4M1S</meta:editing-duration>
    <meta:editing-cycles>4</meta:editing-cycles>
    <meta:generator>LibreOffice/7.1.4.2$Windows_X86_64 LibreOffice_project/a529a4fab45b75fefc5b6226684193eb000654f6</meta:generator>
    <dc:title>Blue Curve</dc:title>
    <dc:date>2023-05-16T20:33:06.320000000</dc:date>
    <meta:document-statistic meta:object-count="77"/>
  </office:meta>
</office:document-meta>
</file>